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5953in" svg:y="0.0394in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AV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9.15">
            <text:p>829.15</text:p>
          </table:table-cell>
          <table:table-cell office:value-type="float" office:value="3943.55">
            <text:p>3943.55</text:p>
          </table:table-cell>
          <table:table-cell table:style-name="ce1" office:value-type="float" office:value="1071.34">
            <text:p>1071.3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3948.96">
            <text:p>33948.96</text:p>
          </table:table-cell>
          <table:table-cell office:value-type="float" office:value="44451.06">
            <text:p>44451.06</text:p>
          </table:table-cell>
          <table:table-cell office:value-type="float" office:value="36579.37">
            <text:p>36579.37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01878.64">
            <text:p>401878.64</text:p>
          </table:table-cell>
          <table:table-cell office:value-type="float" office:value="439337.71">
            <text:p>439337.71</text:p>
          </table:table-cell>
          <table:table-cell office:value-type="float" office:value="413158.13">
            <text:p>413158.1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Lichtenberger</meta:initial-creator>
    <meta:creation-date>2012-04-30T00:49:08</meta:creation-date>
    <meta:printed-by>Johannes Lichtenberger</meta:printed-by>
    <meta:print-date>2012-04-30T02:04:20</meta:print-date>
    <dc:date>2012-08-06T22:58:19</dc:date>
    <dc:creator>Johannes Lichtenberger</dc:creator>
    <meta:editing-duration>PT11H19M40S</meta:editing-duration>
    <meta:editing-cycles>2</meta:editing-cycles>
    <meta:generator>LibreOffice/3.5$Linux_X86_64 LibreOffice_project/350m1$Build-2</meta:generator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3.703cm" style:legend-expansion="high" chart:style-name="ch2"/>
        <chart:plot-area chart:style-name="ch3" table:cell-range-address="Sheet1.A1:Sheet1.D4" chart:data-source-has-labels="both" svg:x="1.331cm" svg:y="0.855cm" svg:width="12.507cm" svg:height="6.984cm">
          <chartooo:coordinate-region svg:x="2.878cm" svg:y="1.054cm" svg:width="10.96cm" svg:height="6.138cm"/>
          <chart:axis chart:dimension="x" chart:name="primary-x" chart:style-name="ch4" chartooo:axis-type="auto">
            <chartooo:date-scale/>
            <chart:title svg:x="5.886cm" svg:y="8.019cm" chart:style-name="ch5">
              <text:p>document size (in MiB)</text:p>
            </chart:title>
            <chart:categories table:cell-range-address="Sheet1.A2:Sheet1.A4"/>
          </chart:axis>
          <chart:axis chart:dimension="y" chart:name="primary-y" chart:style-name="ch6">
            <chart:title svg:x="0.451cm" svg:y="5.516cm" chart:style-name="ch7">
              <text:p>runtime (in sec)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Sheet1.B1:Sheet1.B1</svg:desc>
                </draw:g>
              </table:table-cell>
              <table:table-cell office:value-type="string">
                <text:p>MAX</text:p>
                <draw:g>
                  <svg:desc>Sheet1.C1:Sheet1.C1</svg:desc>
                </draw:g>
              </table:table-cell>
              <table:table-cell office:value-type="string">
                <text:p>AV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0</text:p>
                <draw:g>
                  <svg:desc>Sheet1.A2:Sheet1.A4</svg:desc>
                </draw:g>
              </table:table-cell>
              <table:table-cell office:value-type="float" office:value="829.15">
                <text:p>829.15</text:p>
                <draw:g>
                  <svg:desc>Sheet1.B2:Sheet1.B4</svg:desc>
                </draw:g>
              </table:table-cell>
              <table:table-cell office:value-type="float" office:value="3943.55">
                <text:p>3943.55</text:p>
                <draw:g>
                  <svg:desc>Sheet1.C2:Sheet1.C4</svg:desc>
                </draw:g>
              </table:table-cell>
              <table:table-cell office:value-type="float" office:value="1071.34">
                <text:p>1071.34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3948.96">
                <text:p>33948.96</text:p>
              </table:table-cell>
              <table:table-cell office:value-type="float" office:value="44451.06">
                <text:p>44451.06</text:p>
              </table:table-cell>
              <table:table-cell office:value-type="float" office:value="36579.37">
                <text:p>36579.37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401878.64">
                <text:p>401878.64</text:p>
              </table:table-cell>
              <table:table-cell office:value-type="float" office:value="439337.71">
                <text:p>439337.71</text:p>
              </table:table-cell>
              <table:table-cell office:value-type="float" office:value="413158.13">
                <text:p>413158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